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 PL UMing TW" svg:font-family="'AR PL UMing TW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ff0000"/>
    </style:style>
    <style:style style:name="P3" style:family="paragraph" style:parent-style-name="Standard">
      <style:text-properties fo:color="#666666"/>
    </style:style>
    <style:style style:name="T1" style:family="text">
      <style:text-properties fo:color="#ff0000"/>
    </style:style>
    <style:style style:name="T2" style:family="text">
      <style:text-properties fo:color="#66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huNoGui是沒有圖型化介面的主要類別</text:p>
      <text:p text:style-name="Standard">包含Config, FilePlayer, Phone, Logger, QTimer</text:p>
      <text:p text:style-name="Standard"/>
      <text:p text:style-name="Standard">Ihu是有圖型化介面的主要類別</text:p>
      <text:p text:style-name="Standard">包含Phone, Logger, QTimer, LogViewer, TrayIcon, CallTab(每一個tab代表一個call), Config</text:p>
      <text:p text:style-name="Standard"/>
      <text:p text:style-name="Standard">Blowfish是表示加解密的程式碼</text:p>
      <text:p text:style-name="Standard"/>
      <text:p text:style-name="Standard">CallTab只有在有視窗介面的IHU才會用到, 應該是處理多個Call視窗在切換時使用</text:p>
      <text:p text:style-name="Standard"/>
      <text:p text:style-name="Standard">Config是在處理預設的設定值, 預設的設定值檔案放在$HOME/.ihu.xml</text:p>
      <text:p text:style-name="Standard"/>
      <text:p text:style-name="Standard">Error各式各樣的錯誤，方便C++在catch錯誤</text:p>
      <text:p text:style-name="Standard"/>
      <text:p text:style-name="Standard">FilePlayer應該是在用來撥放檔案的部分, 介面的部分</text:p>
      <text:p text:style-name="Standard">包含Player, Ihu2Spx, Blowfish,, QTimer</text:p>
      <text:p text:style-name="Standard"/>
      <text:p text:style-name="Standard">Logger記錄訊息，像是打出的電話，接收的電話號碼之類的</text:p>
      <text:p text:style-name="Standard"/>
      <text:p text:style-name="Standard">LogViewer觀看Logger訊息檔案</text:p>
      <text:p text:style-name="Standard"/>
      <text:p text:style-name="Standard">Packet是表示IHU自己最定義的封包, 裡面有一些定義說明</text:p>
      <text:p text:style-name="Standard"/>
      <text:p text:style-name="Standard">Player是撥放音訊檔的類別</text:p>
      <text:p text:style-name="Standard"/>
      <text:p text:style-name="Standard">PlayerDialog是撥放音訊檔的視窗介面</text:p>
      <text:p text:style-name="Standard"/>
      <text:p text:style-name="Standard">PacketHandler是用來處理IHU自定的封包的類別</text:p>
      <text:p text:style-name="Standard"/>
      <text:p text:style-name="Standard"><text:span text:style-name="T1">Call</text:span>代表一個通電話類別</text:p>
      <text:p text:style-name="Standard">包含Rsa, Receiver, Transmitter, QTimer</text:p>
      <text:p text:style-name="Standard"/>
      <text:p text:style-name="Standard"><text:span text:style-name="T1">Phone</text:span>代表一個使用者，一個使用者可以有很多個Call</text:p>
      <text:p text:style-name="Standard">包含Recorder, Player, QTimer, 多個Call, TcpServer, QSocketNotifier</text:p>
      <text:p text:style-name="Standard"/>
      <text:p text:style-name="Standard"><text:span text:style-name="T1">Receiver</text:span>表示要接收由對方傳送過來的封包</text:p>
      <text:p text:style-name="Standard">包含QSocketNotifier, Blowfish, Rsa</text:p>
      <text:p text:style-name="Standard"/>
      <text:p text:style-name="Standard"><text:span text:style-name="T1">TcpServer</text:span>建立一個tcp base的介面, 當有連線要由外面送進來時，所要處理的事情</text:p>
      <text:p text:style-name="Standard"/>
      <text:p text:style-name="Standard"><text:span text:style-name="T1">Transmitter</text:span>主要是用來傳送IHU所自定的封包</text:p>
      <text:p text:style-name="Standard">Blowfish, Rsa, QTimer</text:p>
      <text:p text:style-name="Standard"><text:soft-page-break/></text:p>
      <text:p text:style-name="Standard">Record表示要記錄對方的聲音與自己的聲音</text:p>
      <text:p text:style-name="Standard"/>
      <text:p text:style-name="Standard">ring_sound記錄響鈴的資料格式</text:p>
      <text:p text:style-name="Standard"/>
      <text:p text:style-name="Standard">Rsa處理加解密的類別</text:p>
      <text:p text:style-name="Standard"/>
      <text:p text:style-name="Standard">Ihu2Spx處理由IHU的封包轉換成spx的封包</text:p>
      <text:p text:style-name="Standard"/>
      <text:p text:style-name="Standard">Settings應該是設定所有相關參數的視窗介面</text:p>
      <text:p text:style-name="Standard"/>
      <text:p text:style-name="Standard">trayicon可能是記錄所設定的封包格式</text:p>
      <text:p text:style-name="Standard"/>
      <text:p text:style-name="P1">另外，其實在client端連到server端時, 就一直在傳送資料，不需要等到別人接受你的通話</text:p>
      <text:p text:style-name="P1">當別人還沒有接受你的通話時, 傳送過去的是響鈴。</text:p>
      <text:p text:style-name="P1">當別人接受你的通話時，傳送過去的就是你的說話的聲音啦。</text:p>
      <text:p text:style-name="Standard"/>
      <text:p text:style-name="Standard">waitCalls的流程：</text:p>
      <text:p text:style-name="P2">Phone::waitCalls(int prot, bool udp, bool tcp)</text:p>
      <text:p text:style-name="P3">建立udp或tcp(或者兩者都建立)</text:p>
      <text:p text:style-name="P3">在udp的部分, 當有client要連線進來時, 會觸動newUDPConnection(int), 其中int指的就是client端的socket</text:p>
      <text:p text:style-name="P3">而在tcp的部分, 當有client端要連線進來時, 會觸動newTCPConnection(int), 其中int指的就是client端的socket</text:p>
      <text:p text:style-name="P3">而我們要建立sctp可能會比較像udp的建立方式, 所以目前先列出udp的流程</text:p>
      <text:p text:style-name="P2">Phone::newUDPConnection(int socket)</text:p>
      <text:p text:style-name="P3">表示產生一 個UDP的 連線, 這裡要注意的是要刪掉notifier，否則會一直觸發newUDPConnection函式</text:p>
      <text:p text:style-name="P3">另外, 因為udp的特性, 所以, 要離開前要再呼叫waitCalls(inport,true,false)，來等待另一個udp的call</text:p>
      <text:p text:style-name="P2">Call::start(int socket, int protocol)</text:p>
      <text:p text:style-name="P3">設定準備好的readyFrames為0, 設定己接受到對方的連線(received=true), 設定目前這一個Call 有人在使用(callFree=false)。是主動的一方(active=true???)</text:p>
      <text:p text:style-name="P2">Receiver::start(int socket, int proto)</text:p>
      <text:p text:style-name="P3">設定notifier，當有資料要送進來時, 會觸發receive(), 並且每隔一段時間CHECK_TICKTIME去判斷對方的狀態, 對方是否拒絕通話還是接受通話</text:p>
      <text:p text:style-name="P2"><text:tab/>Receiver::checkConnection()</text:p>
      <text:p text:style-name="Standard"><text:tab/><text:span text:style-name="T2">當CHECK_TICKTIME時間到時，執行Receiver::checkConnection(), 若received(代表網路的部分是否與對方連線), 若為true的話，則傳送響鈴過去</text:span></text:p>
      <text:p text:style-name="Standard"><text:tab/><text:span text:style-name="T2">當connected=true, 則表示對方或是本地端接受的通話，則送出connectedSignal();</text:span></text:p>
      <text:p text:style-name="Standard"><text:span text:style-name="T2"><text:tab/></text:span><text:span text:style-name="T1">Receiver::receive()</text:span></text:p>
      <text:p text:style-name="Standard"><text:tab/><text:span text:style-name="T2">而當有資料送進來時, 則執行Receiver::receive(), 透過socket的函式接收資料</text:span></text:p>
      <text:p text:style-name="Standard"><text:span text:style-name="T2">Phone::receivedCall(int callId)</text:span></text:p>
      <text:p text:style-name="Standard"><text:span text:style-name="T2">接受別人打電話進來</text:span></text:p>
      <text:p text:style-name="Standard"><text:soft-page-break/><text:span text:style-name="T2">Ihu::receivedCall(int id)</text:span></text:p>
      <text:p text:style-name="Standard"><text:span text:style-name="T2">接受對方電話時，GUI所要改變的設定。另外，若設定成自動接聽電話，則直接會執行Ihu::answerCall(int id)</text:span></text:p>
      <text:p text:style-name="Standard"><text:span text:style-name="T2">答應別人通話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 PL UMing TW" svg:font-family="'AR PL UMing TW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Bitstream Vera Sans1" style:font-size-asian="10.5pt" style:language-asian="zh" style:country-asian="TW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en</meta:initial-creator>
    <meta:creation-date>2009-05-02T13:23:49</meta:creation-date>
    <dc:creator>ren</dc:creator>
    <dc:date>2009-05-03T17:20:35</dc:date>
    <meta:editing-cycles>31</meta:editing-cycles>
    <meta:editing-duration>PT2H27M39S</meta:editing-duration>
    <meta:user-defined meta:name="資訊 1"/>
    <meta:user-defined meta:name="資訊 2"/>
    <meta:user-defined meta:name="資訊 3"/>
    <meta:user-defined meta:name="資訊 4"/>
    <meta:document-statistic meta:table-count="0" meta:image-count="0" meta:object-count="0" meta:page-count="3" meta:paragraph-count="57" meta:word-count="645" meta:character-count="2082"/>
  </office:meta>
</office:document-meta>
</file>